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ans-serif, serif, EmojiFont" svg:font-family="'sans-serif, serif, EmojiFont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eee97" style:font-weight-asian="bold" style:font-weight-complex="bold"/>
    </style:style>
    <style:style style:name="P2" style:family="paragraph" style:parent-style-name="Standard">
      <style:text-properties style:font-name="sans-serif, serif, EmojiFont" fo:font-size="9pt" officeooo:paragraph-rsid="001eee97" style:font-size-asian="9pt"/>
    </style:style>
    <style:style style:name="P3" style:family="paragraph" style:parent-style-name="Standard">
      <style:text-properties fo:color="#00000a" style:font-name="sans-serif, serif, EmojiFont" fo:font-size="9pt" fo:language="es" fo:country="PE" officeooo:paragraph-rsid="001eee97" style:font-name-asian="Droid Sans Fallback" style:font-size-asian="9pt" style:language-asian="zh" style:country-asian="CN" style:font-name-complex="FreeSans" style:font-size-complex="12pt" style:language-complex="hi" style:country-complex="IN"/>
    </style:style>
    <style:style style:name="P4" style:family="paragraph" style:parent-style-name="Standard">
      <style:text-properties officeooo:paragraph-rsid="001eee97"/>
    </style:style>
    <style:style style:name="P5" style:family="paragraph" style:parent-style-name="Standard">
      <style:text-properties officeooo:rsid="0023169c" officeooo:paragraph-rsid="0023169c"/>
    </style:style>
    <style:style style:name="P6" style:family="paragraph" style:parent-style-name="Standard">
      <style:text-properties officeooo:paragraph-rsid="002784cb"/>
    </style:style>
    <style:style style:name="P7" style:family="paragraph" style:parent-style-name="Standard">
      <style:text-properties officeooo:rsid="0033e2c9" officeooo:paragraph-rsid="0033e2c9"/>
    </style:style>
    <style:style style:name="P8" style:family="paragraph" style:parent-style-name="Standard">
      <style:text-properties style:font-name="sans-serif" fo:font-size="12pt" fo:font-weight="bold" officeooo:rsid="0031e9a3" officeooo:paragraph-rsid="0031e9a3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officeooo:paragraph-rsid="002784cb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officeooo:rsid="0025e85a" officeooo:paragraph-rsid="0025e85a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officeooo:paragraph-rsid="0024103c"/>
    </style:style>
    <style:style style:name="P12" style:family="paragraph" style:parent-style-name="Text_20_body">
      <style:paragraph-properties fo:margin-top="0cm" fo:margin-bottom="0cm" loext:contextual-spacing="false" fo:line-height="100%"/>
      <style:text-properties fo:font-weight="bold" officeooo:paragraph-rsid="001eee97" style:font-weight-asian="bold"/>
    </style:style>
    <style:style style:name="P13" style:family="paragraph" style:parent-style-name="Text_20_body">
      <style:paragraph-properties fo:margin-top="0cm" fo:margin-bottom="0cm" loext:contextual-spacing="false" fo:line-height="100%"/>
      <style:text-properties fo:font-weight="bold" officeooo:paragraph-rsid="002891e2" style:font-weight-asian="bold" style:font-weight-complex="bold"/>
    </style:style>
    <style:style style:name="P14" style:family="paragraph" style:parent-style-name="Text_20_body">
      <style:paragraph-properties fo:margin-top="0cm" fo:margin-bottom="0cm" loext:contextual-spacing="false" fo:line-height="100%"/>
      <style:text-properties officeooo:paragraph-rsid="001eee97"/>
    </style:style>
    <style:style style:name="P15" style:family="paragraph" style:parent-style-name="Standard" style:list-style-name="WWNum1">
      <style:text-properties style:font-name="sans-serif" fo:font-size="12pt" officeooo:paragraph-rsid="00379bf5" style:font-size-asian="12pt" style:font-size-complex="12pt"/>
    </style:style>
    <style:style style:name="P16" style:family="paragraph" style:parent-style-name="Standard" style:list-style-name="WWNum1">
      <style:text-properties style:font-name="sans-serif" fo:font-size="12pt" officeooo:rsid="00379bf5" officeooo:paragraph-rsid="00379bf5" style:font-size-asian="12pt" style:font-size-complex="12pt"/>
    </style:style>
    <style:style style:name="P17" style:family="paragraph" style:parent-style-name="Standard" style:list-style-name="WWNum1">
      <style:text-properties style:font-name="sans-serif" fo:font-size="12pt" officeooo:rsid="002dffcc" officeooo:paragraph-rsid="0031e9a3" style:font-size-asian="12pt" style:font-size-complex="12pt"/>
    </style:style>
    <style:style style:name="P18" style:family="paragraph" style:parent-style-name="Standard" style:list-style-name="WWNum1">
      <style:text-properties officeooo:rsid="002f74ee" officeooo:paragraph-rsid="0031e9a3"/>
    </style:style>
    <style:style style:name="P19" style:family="paragraph" style:parent-style-name="Text_20_body" style:master-page-name="Standard">
      <style:paragraph-properties fo:margin-top="0cm" fo:margin-bottom="0cm" loext:contextual-spacing="false" fo:line-height="100%" style:page-number="auto"/>
      <style:text-properties fo:font-weight="bold" officeooo:paragraph-rsid="001eee97" style:font-weight-asian="bold"/>
    </style:style>
    <style:style style:name="P20" style:family="paragraph" style:parent-style-name="Text_20_body" style:list-style-name="L1">
      <style:paragraph-properties fo:margin-top="0cm" fo:margin-bottom="0cm" loext:contextual-spacing="false" fo:line-height="100%"/>
      <style:text-properties officeooo:rsid="0006aeba" officeooo:paragraph-rsid="001eee97"/>
    </style:style>
    <style:style style:name="P21" style:family="paragraph" style:parent-style-name="Text_20_body" style:list-style-name="L1">
      <style:paragraph-properties fo:margin-top="0cm" fo:margin-bottom="0cm" loext:contextual-spacing="false" fo:line-height="100%"/>
      <style:text-properties fo:font-weight="bold" officeooo:rsid="0045b86d" officeooo:paragraph-rsid="0045b86d" style:font-weight-asian="bold" style:font-weight-complex="bold"/>
    </style:style>
    <style:style style:name="P22" style:family="paragraph" style:parent-style-name="Text_20_body">
      <style:paragraph-properties fo:margin-top="0cm" fo:margin-bottom="0cm" loext:contextual-spacing="false" fo:line-height="100%"/>
      <style:text-properties fo:color="#00000a" style:font-name="Liberation Serif" fo:font-size="12pt" fo:language="es" fo:country="PE" fo:font-style="normal" style:text-underline-style="none" officeooo:rsid="003322d0" officeooo:paragraph-rsid="003322d0" style:font-name-asian="Droid Sans Fallback" style:font-size-asian="12pt" style:language-asian="zh" style:country-asian="CN" style:font-style-asian="normal" style:font-name-complex="FreeSans" style:font-size-complex="12pt" style:language-complex="hi" style:country-complex="IN" style:font-style-complex="normal"/>
    </style:style>
    <style:style style:name="P23" style:family="paragraph" style:parent-style-name="Text_20_body">
      <style:paragraph-properties fo:margin-top="0cm" fo:margin-bottom="0cm" loext:contextual-spacing="false" fo:line-height="100%"/>
      <style:text-properties fo:color="#00000a" style:font-name="Liberation Serif" fo:font-size="12pt" fo:language="es" fo:country="PE" fo:font-style="normal" style:text-underline-style="none" officeooo:rsid="004a0f9b" officeooo:paragraph-rsid="004a0f9b" style:font-name-asian="Droid Sans Fallback" style:font-size-asian="12pt" style:language-asian="zh" style:country-asian="CN" style:font-style-asian="normal" style:font-name-complex="FreeSans" style:font-size-complex="12pt" style:language-complex="hi" style:country-complex="IN" style:font-style-complex="normal"/>
    </style:style>
    <style:style style:name="P24" style:family="paragraph" style:parent-style-name="Text_20_body" style:list-style-name="L1">
      <style:paragraph-properties fo:margin-top="0cm" fo:margin-bottom="0cm" loext:contextual-spacing="false" fo:line-height="100%"/>
      <style:text-properties officeooo:rsid="004bf7cc" officeooo:paragraph-rsid="004bf7cc"/>
    </style:style>
    <style:style style:name="P25" style:family="paragraph" style:parent-style-name="Text_20_body" style:list-style-name="L1">
      <style:paragraph-properties fo:margin-top="0cm" fo:margin-bottom="0cm" loext:contextual-spacing="false" fo:line-height="100%"/>
      <style:text-properties officeooo:rsid="004bf7cc" officeooo:paragraph-rsid="004c2933"/>
    </style:style>
    <style:style style:name="P26" style:family="paragraph" style:parent-style-name="Text_20_body" style:list-style-name="L1">
      <style:paragraph-properties fo:margin-top="0cm" fo:margin-bottom="0cm" loext:contextual-spacing="false" fo:line-height="100%"/>
      <style:text-properties officeooo:rsid="004c2933" officeooo:paragraph-rsid="004c2933"/>
    </style:style>
    <style:style style:name="P27" style:family="paragraph" style:parent-style-name="List_20_Paragraph" style:list-style-name="WWNum1">
      <style:text-properties officeooo:rsid="002f74ee" officeooo:paragraph-rsid="00393ab6"/>
    </style:style>
    <style:style style:name="P28" style:family="paragraph" style:parent-style-name="List_20_Paragraph" style:list-style-name="WWNum1">
      <style:text-properties officeooo:rsid="004223e7" officeooo:paragraph-rsid="004223e7"/>
    </style:style>
    <style:style style:name="P29" style:family="paragraph" style:parent-style-name="List_20_Paragraph" style:list-style-name="WWNum1">
      <style:text-properties officeooo:rsid="003033b4" officeooo:paragraph-rsid="003033b4"/>
    </style:style>
    <style:style style:name="T1" style:family="text">
      <style:text-properties style:font-name="sans-serif, serif, EmojiFont" fo:font-size="9pt" style:font-size-asian="9pt"/>
    </style:style>
    <style:style style:name="T2" style:family="text">
      <style:text-properties style:font-name="sans-serif, serif, EmojiFont" fo:font-size="9pt" officeooo:rsid="0021dc6e" style:font-size-asian="9pt"/>
    </style:style>
    <style:style style:name="T3" style:family="text">
      <style:text-properties style:font-name="sans-serif, serif, EmojiFont" fo:font-size="9pt" officeooo:rsid="0024103c" style:font-size-asian="9pt"/>
    </style:style>
    <style:style style:name="T4" style:family="text">
      <style:text-properties style:font-name="sans-serif, serif, EmojiFont" fo:font-size="9pt" officeooo:rsid="0025e85a" style:font-size-asian="9pt"/>
    </style:style>
    <style:style style:name="T5" style:family="text">
      <style:text-properties style:font-name="sans-serif, serif, EmojiFont" fo:font-size="9pt" officeooo:rsid="002784cb" style:font-size-asian="9pt"/>
    </style:style>
    <style:style style:name="T6" style:family="text">
      <style:text-properties style:font-name="sans-serif, serif, EmojiFont" fo:font-size="9pt" fo:font-weight="bold" officeooo:rsid="0024103c" style:font-size-asian="9pt" style:font-weight-asian="bold" style:font-weight-complex="bold"/>
    </style:style>
    <style:style style:name="T7" style:family="text">
      <style:text-properties officeooo:rsid="001eee97"/>
    </style:style>
    <style:style style:name="T8" style:family="text">
      <style:text-properties officeooo:rsid="002784cb"/>
    </style:style>
    <style:style style:name="T9" style:family="text">
      <style:text-properties officeooo:rsid="0027e8d9"/>
    </style:style>
    <style:style style:name="T10" style:family="text">
      <style:text-properties officeooo:rsid="002887f3"/>
    </style:style>
    <style:style style:name="T11" style:family="text">
      <style:text-properties officeooo:rsid="002891e2"/>
    </style:style>
    <style:style style:name="T12" style:family="text">
      <style:text-properties officeooo:rsid="0029c0d9"/>
    </style:style>
    <style:style style:name="T13" style:family="text">
      <style:text-properties officeooo:rsid="003033b4"/>
    </style:style>
    <style:style style:name="T14" style:family="text">
      <style:text-properties officeooo:rsid="0033e2c9"/>
    </style:style>
    <style:style style:name="T15" style:family="text">
      <style:text-properties officeooo:rsid="00358125"/>
    </style:style>
    <style:style style:name="T16" style:family="text">
      <style:text-properties officeooo:rsid="0040e58b"/>
    </style:style>
    <style:style style:name="T17" style:family="text">
      <style:text-properties officeooo:rsid="004223e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Todo debe estar sustentado en los datos</text:p>
      <text:p text:style-name="P12">-0.3 tarde</text:p>
      <text:p text:style-name="P12">Datos:</text:p>
      <text:p text:style-name="P4"><text:span text:style-name="T15">1. </text:span>Debe aparecer <text:span text:style-name="T7">una columna para la masa y otra para la frecuencia angular, la cual se puede hallar mediante el período de la gr\'{a}fica de posici\'{o}n contra tiempo o haciendo primero lo del párrafo sguiento para luego hallar \omega.</text:span></text:p>
      <text:p text:style-name="P5"><text:span text:style-name="T15">2. </text:span>La cte. del resorte se puede hallar de forma estática haciendo dejando las masas colgando y sin moverse. En estática sumatoria de fuerzas igual a cero Fnet=0 entonces kx-mg=0 entonces k=mg/x.</text:p>
      <text:p text:style-name="P7"><text:span text:style-name="T15">3</text:span>. Explicar procedimiento experimental: <text:span text:style-name="T17">Explicar con que instrumentos se realizó la toma de datos y que medidas se obtuvieron, luego como se encontró la frecuencia angular o la constante del resorte.</text:span></text:p>
      <text:p text:style-name="P1">Cua<text:span text:style-name="T11">nt</text:span>itativo</text:p>
      <text:p text:style-name="P13">Datos en forma de puntos, se divisan claramente las gráficas sin superponerse una sobre la otra</text:p>
      <text:p text:style-name="P6">1. <text:span text:style-name="T8">Posibilidades:</text:span></text:p>
      <text:p text:style-name="P9"><text:span text:style-name="T2">A partir de la frecuencia angular se puede hallar la cte. del resorte con \omega=sqrt(k/m), </text:span><text:span text:style-name="T3">luego \omega^2=k(1/m). Se puede hallar k mediante una regresión haciendo primero un cambio de las variables U=\omega^2 y V=1/m luego U=k*V , se hallan U y V mediante dos columnas calculadas, se grafican U y V, se hace la regresión lineal y como <text:s/>U=k*V</text:span><text:span text:style-name="T6"> la pendiente de la regresión es k, la constante del resorte</text:span><text:span text:style-name="T3">.</text:span></text:p>
      <text:p text:style-name="P10"><text:span text:style-name="T1">Otro método válido es tomar logaritmo de la ecuación </text:span><text:span text:style-name="T3">\omega^2=k(1/m) </text:span><text:span text:style-name="T1">hallar las columnas calculadas de log(\omega), log(m) y hacer regresión lineal. </text:span></text:p>
      <text:p text:style-name="P10"><text:span text:style-name="T1">Un tercer método es hacer la regresión de la curva </text:span><text:span text:style-name="T2"><text:s/>\omega </text:span><text:span text:style-name="T1">vs </text:span><text:span text:style-name="T2">sqrt(</text:span><text:span text:style-name="T1">1/</text:span><text:span text:style-name="T2">m) <text:s/></text:span><text:span text:style-name="T1">por una curva de la forma y=A*x^(-1/2).</text:span></text:p>
      <text:p text:style-name="P10"><text:span text:style-name="T3">Est</text:span><text:span text:style-name="T1">os tres </text:span><text:span text:style-name="T3">método</text:span><text:span text:style-name="T1">s son</text:span><text:span text:style-name="T3"> preferible</text:span><text:span text:style-name="T1">s</text:span><text:span text:style-name="T3"> porque la regresión de los datos nos un punto de corte, el punto de </text:span><text:span text:style-name="T1">corte para los datos puede no ser cero, lo cual conducirá a errores haciendo otros métodos.</text:span></text:p>
      <text:p text:style-name="P11"><text:span text:style-name="T3">La constante se pued</text:span><text:span text:style-name="T4">e despejar </text:span><text:span text:style-name="T5">dando </text:span><text:span text:style-name="T2">k=m*(\omega)^2 </text:span><text:span text:style-name="T5">para cada dato y sacando un promedio para todos los datos.</text:span></text:p>
      <text:p text:style-name="P3"/>
      <text:p text:style-name="P2">2. <text:span text:style-name="T9">Al graficar F vs x y hacer la regresión lineal se obtiene k ya que según la ley de Hooke F=-k*x. </text:span></text:p>
      <text:p text:style-name="P2">3. <text:span text:style-name="T10">Los valores se pueden comparar con su orden de magnitud, hallando el error porcentual o mirando si los valores son iguales dentro de las incertidumbres.</text:span></text:p>
      <text:p text:style-name="P2">4. </text:p>
      <text:p text:style-name="P3"/>
      <text:p text:style-name="P3"/>
      <text:p text:style-name="P12">Cua<text:span text:style-name="T16">l</text:span>itativo</text:p>
      <text:p text:style-name="P12">Datos en forma de puntos, se divisan claramente las gráficas sin superponerse una sobre la otra</text:p>
      <text:list xml:id="list1861415098231362899" text:style-name="WWNum1">
        <text:list-item>
          <text:p text:style-name="P15"><text:span text:style-name="T12">Posición vs tiempo, velocidad vs </text:span>tiempo, aceleración vs tiempo <text:span text:style-name="T12">y</text:span> Fuerza vs tiempo </text:p>
        </text:list-item>
        <text:list-item>
          <text:p text:style-name="P16">Para una sola masa todas las gráficas <text:s/>tienen la misma frecuencia. La fuerza y la aceleración están en fase mientras que la posición y la velocidad están desfasadas 90°. Las amplitudes no son comparables por tener diferentes unidades. </text:p>
        </text:list-item>
        <text:list-item>
          <text:p text:style-name="P17">La frecuencia angular depende de la constante del resorte y de masa que son propiedades del objeto, mientras que no depende de la amplitud, que está dada por las condiciones iniciales (posición y velocidad inicial) aplicadas al resorte. Discutir diferencias con los datos graficados.</text:p>
        </text:list-item>
      </text:list>
      <text:p text:style-name="P8">Cuantitativo 2:</text:p>
      <text:list xml:id="list223831451657913" text:continue-numbering="true" text:style-name="WWNum1">
        <text:list-item>
          <text:p text:style-name="P18">U: Potencial, k: Cinética, E:total, y:altura, A:amplitud</text:p>
          <text:p text:style-name="P27">U_<text:span text:style-name="T13">e</text:span>=k*<text:span text:style-name="T13">y</text:span>^2/2, <text:span text:style-name="T13">U_g=</text:span>mgy , <text:span text:style-name="T13">U=Ue+Ug, K=mv^2/2</text:span></text:p>
          <text:p text:style-name="P28">Con y=A*sen(\omega*t+\delta)-mg/k</text:p>
          <text:p text:style-name="P28">y v=A*\omega*cos(\omega*t+\delta)</text:p>
        </text:list-item>
        <text:list-item>
          <text:p text:style-name="P29">Se discute si K+U es una constante o no de acuerdo a los datos obtenidos. Si las mediciones fueron cuidadosas la energía mecánica se conserva.</text:p>
          <text:p text:style-name="P29"/>
        </text:list-item>
      </text:list>
      <text:p text:style-name="P12"><text:soft-page-break/>Resultados y propuestas:</text:p>
      <text:p text:style-name="P22">Discusión puntos <text:s/><text:span text:style-name="T14">3, 3, 2, 3, 5</text:span></text:p>
      <text:p text:style-name="P23">La fuerza aplicada no debe influir al hallar k.</text:p>
      <text:p text:style-name="P12">Conclusiones:</text:p>
      <text:p text:style-name="P14">Aparecerán los resultados más importantes. Por ejemplo, los principales valores experimentales obtenidos y resultados cualitativos basados en los datos y gráficas.</text:p>
      <text:p text:style-name="P14"/>
      <text:list xml:id="list2453998161020667109" text:style-name="L1">
        <text:list-item>
          <text:p text:style-name="P24">Los valores hallados coinciden entre sí porque obtienen valores pequeños pero están mal hallados.</text:p>
        </text:list-item>
        <text:list-item>
          <text:p text:style-name="P24">La explicación del procedimiento no va en las conclusiones <text:tab/></text:p>
        </text:list-item>
        <text:list-item>
          <text:p text:style-name="P20">-</text:p>
        </text:list-item>
        <text:list-item>
          <text:p text:style-name="P25">La explicación del procedimiento no va en las conclusiones <text:tab/></text:p>
        </text:list-item>
        <text:list-item>
          <text:p text:style-name="P25">La explicación del procedimiento no va en las conclusiones <text:tab/></text:p>
        </text:list-item>
        <text:list-item>
          <text:p text:style-name="P26">¿Cómo se relaciona?</text:p>
          <text:p text:style-name="P2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ans-serif, serif, EmojiFont" svg:font-family="'sans-serif, serif, EmojiFont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Cabrera</meta:initial-creator>
    <meta:creation-date>2019-05-17T13:48:28.479693758</meta:creation-date>
    <dc:date>2019-05-28T22:38:29.238424790</dc:date>
    <meta:editing-duration>PT3H36M9S</meta:editing-duration>
    <meta:editing-cycles>26</meta:editing-cycles>
    <meta:generator>LibreOffice/4.3.3.2$Linux_x86 LibreOffice_project/430m0$Build-2</meta:generator>
    <dc:creator>John Cabrera</dc:creator>
    <meta:document-statistic meta:table-count="0" meta:image-count="0" meta:object-count="0" meta:page-count="2" meta:paragraph-count="39" meta:word-count="597" meta:character-count="3658" meta:non-whitespace-character-count="3095"/>
  </office:meta>
</office:document-meta>
</file>